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364000004CCE5CDC426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knowit-template-subtitle">
      <style:graphic-properties draw:fill-color="#ffffff" draw:auto-grow-height="true" fo:min-height="17.937cm"/>
    </style:style>
    <style:style style:name="pr2" style:family="presentation" style:parent-style-name="knowit-template-notes">
      <style:graphic-properties draw:fill-color="#ffffff" fo:min-height="12.322cm"/>
    </style:style>
    <style:style style:name="pr3" style:family="presentation" style:parent-style-name="knowit-template-title">
      <style:graphic-properties fo:min-height="3.256cm"/>
    </style:style>
    <style:style style:name="pr4" style:family="presentation" style:parent-style-name="knowit-template-outline1">
      <style:graphic-properties fo:min-height="13.61cm"/>
    </style:style>
    <style:style style:name="pr5" style:family="presentation" style:parent-style-name="knowit-template-title">
      <style:graphic-properties draw:auto-grow-height="true" fo:min-height="3.507cm"/>
    </style:style>
    <style:style style:name="pr6" style:family="presentation" style:parent-style-name="knowit-template-outline1">
      <style:graphic-properties fo:min-height="13.609cm"/>
    </style:style>
    <style:style style:name="P1" style:family="paragraph">
      <style:text-properties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text-align="start"/>
    </style:style>
    <style:style style:name="P3" style:family="paragraph">
      <style:text-properties fo:font-size="40pt" style:font-size-asian="40pt" style:font-size-complex="40pt"/>
    </style:style>
    <style:style style:name="P4" style:family="paragraph">
      <style:text-properties fo:font-size="32pt" style:font-size-asian="32pt" style:font-size-complex="32pt"/>
    </style:style>
    <style:style style:name="P5" style:family="paragraph">
      <style:paragraph-properties fo:margin-left="0cm" fo:margin-right="0cm" fo:text-indent="0cm"/>
    </style:style>
    <style:style style:name="P6" style:family="paragraph">
      <style:text-properties fo:font-size="20pt"/>
    </style:style>
    <style:style style:name="T1" style:family="text">
      <style:text-properties fo:font-size="60pt" fo:font-weight="bold" style:font-size-asian="60pt" style:font-weight-asian="bold" style:font-size-complex="60pt" style:font-weight-complex="bold"/>
    </style:style>
    <style:style style:name="T2" style:family="text">
      <style:text-properties fo:font-size="40pt" style:font-size-asian="40pt" style:font-size-complex="40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0000" fo:font-size="32pt" style:font-size-asian="32pt" style:font-size-complex="32pt"/>
    </style:style>
    <style:style style:name="T5" style:family="text">
      <style:text-properties fo:color="#000000" fo:font-size="32pt" style:font-size-asian="32pt" style:font-size-complex="32pt"/>
    </style:style>
    <style:style style:name="T6" style:family="text">
      <style:text-properties fo:color="#ff0000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knowit-template" presentation:presentation-page-layout-name="AL1T19">
        <office:forms form:automatic-focus="false" form:apply-design-mode="false"/>
        <draw:frame presentation:style-name="pr1" draw:text-style-name="P1" draw:layer="layout" svg:width="25.199cm" svg:height="17.937cm" svg:x="1.4cm" svg:y="0.837cm" presentation:class="subtitle">
          <draw:text-box>
            <text:p><text:span text:style-name="T1">First class function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First class functions</text:p>
          </draw:text-box>
        </draw:frame>
        <draw:frame presentation:style-name="pr4" draw:layer="layout" svg:width="25.199cm" svg:height="16.086cm" svg:x="1.4cm" svg:y="4.914cm" presentation:class="outline" presentation:user-transformed="true">
          <draw:text-box>
            <text:p>val even = Function[Int, Boolean] {</text:p>
            <text:p><text:s text:c="4"/>def apply(i: Int) = i % 2 == 0</text:p>
            <text:p>}</text:p>
            <text:p/>
            <text:p>val even: (Int =&gt; Boolean) = (i: Int) =&gt; i % 2 == 0</text:p>
            <text:p>val even = (i: Int) =&gt; i % 2 == 0</text:p>
            <text:p/>
            <text:p>even.apply(42)<text:tab/><text:tab/><text:tab/>// true</text:p>
            <text:p>even(13)<text:tab/><text:tab/><text:tab/><text:tab/><text:tab/>// false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knowit-template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>
          <draw:text-box>
            <text:p>First class function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 text:style-name="P2">val numbers = List(1, 2, 3, 4, 5)</text:p>
            <text:p text:style-name="P2"/>
            <text:p text:style-name="P2">numbers.filter(partall)<text:tab/><text:tab/><text:tab/><text:tab/><text:tab/>// List(2, 4)</text:p>
            <text:p text:style-name="P2"/>
            <text:p text:style-name="P2">numbers.filter((i: Int) =&gt; i &gt; 2)<text:tab/><text:tab/>// List(3, 4, 5)</text:p>
            <text:p text:style-name="P2">numbers.filter(i =&gt; i &gt; 2)<text:tab/><text:tab/><text:tab/><text:tab/>// List(3, 4, 5)</text:p>
            <text:p text:style-name="P2">numbers.filter(_ &gt; 2)<text:tab/><text:tab/><text:tab/><text:tab/><text:tab/><text:tab/>// List(3, 4, 5)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ollections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numbers.filter(i =&gt; i &gt; 2)<text:tab/><text:tab/>// List(3, 4, 5)</text:p>
            <text:p>numbers.find(i =&gt; i &gt; 2)<text:tab/><text:tab/>// Some(3)</text:p>
            <text:p>numbers.exists(i =&gt; i &gt; 2)<text:tab/>// true</text:p>
            <text:p>numbers.forall(i =&gt; i &gt; 2)<text:tab/><text:tab/>// false</text:p>
            <text:p/>
            <text:p>numbers.map(i =&gt; i * 2)<text:tab/><text:tab/>// List(2, 4, 6, 8, 10)</text:p>
            <text:p/>
            <text:p>numbers.foldLeft(0) { (a, b) =&gt; a + b }<text:tab/><text:tab/>// 15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322cm" svg:x="2.159cm" svg:y="13.271cm" presentation:class="notes" presentation:user-transformed="true">
            <draw:text-box>
              <text:p>Vanskelig å forklare foldleft med flere parameter lister?</text:p>
            </draw:text-box>
          </draw:frame>
        </presentation:notes>
      </draw:page>
      <draw:page draw:name="page5" draw:style-name="dp1" draw:master-page-name="knowit-template" presentation:presentation-page-layout-name="AL2T1">
        <office:forms form:automatic-focus="false" form:apply-design-mode="false"/>
        <draw:frame presentation:style-name="pr3" draw:text-style-name="P3" draw:layer="layout" svg:width="25.199cm" svg:height="3.256cm" svg:x="1.4cm" svg:y="0.962cm" presentation:class="title" presentation:user-transformed="true">
          <draw:text-box>
            <text:p><text:span text:style-name="T2">Deferred execution - contrived example</text:span></text:p>
          </draw:text-box>
        </draw:frame>
        <draw:frame presentation:style-name="pr4" draw:layer="layout" svg:width="25.199cm" svg:height="13.86cm" svg:x="1.4cm" svg:y="4.914cm" presentation:class="outline" presentation:user-transformed="true">
          <draw:text-box>
            <text:p>helloButton.addActionListener(e =&gt; </text:p>
            <text:p><text:s text:c="4"/>println(“Hello World!”)</text:p>
            <text:p>)</text:p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322cm" svg:x="2.159cm" svg:y="13.271cm" presentation:class="notes" presentation:user-transformed="true">
            <draw:text-box>
              <text:p>Nevne at dette er et fake eksempel</text:p>
            </draw:text-box>
          </draw:frame>
        </presentation:notes>
      </draw:page>
      <draw:page draw:name="page6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losures</text:p>
          </draw:text-box>
        </draw:frame>
        <draw:frame presentation:style-name="pr4" draw:text-style-name="P4" draw:layer="layout" svg:width="28.445cm" svg:height="13.86cm" svg:x="1.4cm" svg:y="4.914cm" presentation:class="outline" presentation:user-transformed="true">
          <draw:text-box>
            <text:p><text:span text:style-name="T3">val people = List(Person(“Alf”), Person(“Fredrik”))</text:span></text:p>
            <text:p><text:span text:style-name="T3"/></text:p>
            <text:p><text:span text:style-name="T3">val </text:span><text:span text:style-name="T4">name</text:span><text:span text:style-name="T3"> = “Fredrik”</text:span></text:p>
            <text:p><text:span text:style-name="T3">val nameFilter = (p: Person) =&gt; p.name == </text:span><text:span text:style-name="T4">name</text:span></text:p>
            <text:p><text:span text:style-name="T3"/></text:p>
            <text:p><text:span text:style-name="T3">people.filter(nameFilter</text:span><text:span text:style-name="T5">)</text:span><text:span text:style-name="T5"><text:tab/></text:span><text:span text:style-name="T5"><text:tab/></text:span><text:span text:style-name="T5">// Person(“</text:span><text:span text:style-name="T3">Fredrik”)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knowit-template" presentation:presentation-page-layout-name="AL2T1">
        <office:forms form:automatic-focus="false" form:apply-design-mode="false"/>
        <draw:frame presentation:style-name="pr3" draw:layer="layout" svg:width="25.199cm" svg:height="3.256cm" svg:x="1.4cm" svg:y="0.962cm" presentation:class="title">
          <draw:text-box>
            <text:p>Closures</text:p>
          </draw:text-box>
        </draw:frame>
        <draw:frame presentation:style-name="pr4" draw:layer="layout" svg:width="26.6cm" svg:height="13.86cm" svg:x="1.4cm" svg:y="4.914cm" presentation:class="outline" presentation:user-transformed="true">
          <draw:text-box>
            <text:p><text:span text:style-name="T3">val people = List(Person(“Alf”), Person(“Fredrik”))</text:span></text:p>
            <text:p/>
            <text:p>var <text:span text:style-name="T6">name</text:span> = “Fredrik”</text:p>
            <text:p>val nameFilter = (p: Person) =&gt; p.name == <text:span text:style-name="T6">name</text:span></text:p>
            <text:p/>
            <text:p>people.filter(nameFilter)<text:tab/><text:tab/>// Person(“Fredrik”)</text:p>
            <text:p><text:span text:style-name="T6">name</text:span> = “Alf”</text:p>
            <text:p>people.filter(nameFilter)<text:tab/><text:tab/>// Person(“Alf”)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2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knowit-template" presentation:presentation-page-layout-name="AL2T1">
        <office:forms form:automatic-focus="false" form:apply-design-mode="false"/>
        <draw:frame presentation:style-name="pr5" draw:layer="layout" svg:width="25.199cm" svg:height="3.507cm" svg:x="1.4cm" svg:y="0.837cm" presentation:class="title" presentation:user-transformed="true">
          <draw:text-box>
            <text:p>Tasks (30 min)</text:p>
          </draw:text-box>
        </draw:frame>
        <draw:frame presentation:style-name="pr6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text:style-name="P5">Open first-class-functions </text:p>
              </text:list-item>
              <text:list-item>
                <text:p text:style-name="P5">Tests in package scalaexamples.firstclassfunctions</text:p>
              </text:list-item>
              <text:list-item>
                <text:p text:style-name="P5">Add @Test to one and one method</text:p>
              </text:list-item>
              <text:list-item>
                <text:p text:style-name="P5">Follow instructions in the code</text:p>
              </text:list-item>
              <text:list-item>
                <text:p text:style-name="P5">Make the tests pas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3.968cm" svg:height="10.476cm" svg:x="3.81cm" svg:y="2.123cm" draw:page-number="8" presentation:class="page"/>
          <draw:frame presentation:style-name="pr2" draw:text-style-name="P6" draw:layer="layout" svg:width="17.271cm" svg:height="12.32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knowit-template-background" style:family="presentation">
      <style:graphic-properties draw:stroke="none" draw:fill="none"/>
      <style:text-properties style:letter-kerning="true"/>
    </style:style>
    <style:style style:name="knowit-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knowit-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knowit-template-outline1" style:family="presentation">
      <style:graphic-properties draw:stroke="none" draw:fill="none" draw:auto-grow-height="false">
        <text:list-style style:name="knowit-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outline2" style:family="presentation" style:parent-style-name="knowit-template-outline1">
      <style:paragraph-properties fo:margin-top="0cm" fo:margin-bottom="0.4cm"/>
      <style:text-properties fo:font-size="28pt" style:font-size-asian="28pt" style:font-size-complex="28pt"/>
    </style:style>
    <style:style style:name="knowit-template-outline3" style:family="presentation" style:parent-style-name="knowit-template-outline2">
      <style:paragraph-properties fo:margin-top="0cm" fo:margin-bottom="0.3cm"/>
      <style:text-properties fo:font-size="24pt" style:font-size-asian="24pt" style:font-size-complex="24pt"/>
    </style:style>
    <style:style style:name="knowit-template-outline4" style:family="presentation" style:parent-style-name="knowit-template-outline3">
      <style:paragraph-properties fo:margin-top="0cm" fo:margin-bottom="0.2cm"/>
      <style:text-properties fo:font-size="20pt" style:font-size-asian="20pt" style:font-size-complex="20pt"/>
    </style:style>
    <style:style style:name="knowit-template-outline5" style:family="presentation" style:parent-style-name="knowit-template-outline4">
      <style:paragraph-properties fo:margin-top="0cm" fo:margin-bottom="0.1cm"/>
      <style:text-properties fo:font-size="20pt" style:font-size-asian="20pt" style:font-size-complex="20pt"/>
    </style:style>
    <style:style style:name="knowit-template-outline6" style:family="presentation" style:parent-style-name="knowit-template-outline5">
      <style:paragraph-properties fo:margin-top="0cm" fo:margin-bottom="0.1cm"/>
      <style:text-properties fo:font-size="20pt" style:font-size-asian="20pt" style:font-size-complex="20pt"/>
    </style:style>
    <style:style style:name="knowit-template-outline7" style:family="presentation" style:parent-style-name="knowit-template-outline6">
      <style:paragraph-properties fo:margin-top="0cm" fo:margin-bottom="0.1cm"/>
      <style:text-properties fo:font-size="20pt" style:font-size-asian="20pt" style:font-size-complex="20pt"/>
    </style:style>
    <style:style style:name="knowit-template-outline8" style:family="presentation" style:parent-style-name="knowit-template-outline7">
      <style:paragraph-properties fo:margin-top="0cm" fo:margin-bottom="0.1cm"/>
      <style:text-properties fo:font-size="20pt" style:font-size-asian="20pt" style:font-size-complex="20pt"/>
    </style:style>
    <style:style style:name="knowit-template-outline9" style:family="presentation" style:parent-style-name="knowit-template-outline8">
      <style:paragraph-properties fo:margin-top="0cm" fo:margin-bottom="0.1cm"/>
      <style:text-properties fo:font-size="20pt" style:font-size-asian="20pt" style:font-size-complex="20pt"/>
    </style:style>
    <style:style style:name="knowit-template-subtitle" style:family="presentation">
      <style:graphic-properties draw:stroke="none" draw:fill="none" draw:textarea-vertical-align="middle">
        <text:list-style style:name="knowit-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knowit-template-title" style:family="presentation">
      <style:graphic-properties draw:stroke="none" draw:fill="none" draw:textarea-vertical-align="middle">
        <text:list-style style:name="knowit-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knowit-template-backgroundobjects">
      <style:graphic-properties draw:stroke="none" draw:fill="none" draw:fill-color="#ffffff" draw:auto-grow-height="false" fo:min-height="1.449cm"/>
    </style:style>
    <style:style style:name="Mpr2" style:family="presentation" style:parent-style-name="knowit-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knowit-template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 draw:page-number="2"/>
      <draw:page-thumbnail draw:layer="backgroundobjects" svg:width="9.294cm" svg:height="6.97cm" svg:x="1cm" svg:y="18.531cm" draw:page-number="3"/>
      <draw:page-thumbnail draw:layer="backgroundobjects" svg:width="9.294cm" svg:height="6.97cm" svg:x="11.295cm" svg:y="2.435cm" draw:page-number="4"/>
      <draw:page-thumbnail draw:layer="backgroundobjects" svg:width="9.294cm" svg:height="6.97cm" svg:x="11.295cm" svg:y="10.483cm" draw:page-number="5"/>
      <draw:page-thumbnail draw:layer="backgroundobjects" svg:width="9.294cm" svg:height="6.97cm" svg:x="11.295cm" svg:y="18.531cm" draw:page-number="6"/>
    </style:handout-master>
    <style:master-page style:name="knowit-template" style:page-layout-name="PM1" draw:style-name="Mdp1">
      <office:forms form:automatic-focus="false" form:apply-design-mode="false"/>
      <draw:frame presentation:style-name="knowit-template-title" draw:layer="backgroundobjects" svg:width="25.199cm" svg:height="3.506cm" svg:x="1.4cm" svg:y="0.837cm" presentation:class="title" presentation:placeholder="true">
        <draw:text-box/>
      </draw:frame>
      <draw:frame presentation:style-name="knowit-template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3.235cm" svg:height="4.576cm" svg:x="24.766cm" svg:y="16.424cm">
        <draw:image xlink:href="Pictures/1000000000000364000004CCE5CDC426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knowit-template-title" draw:layer="backgroundobjects" svg:width="13.968cm" svg:height="10.476cm" svg:x="3.81cm" svg:y="2.123cm" presentation:class="page"/>
        <draw:frame presentation:style-name="knowit-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9-17T16:23:05</meta:creation-date>
    <meta:editing-duration>PT07H33M45S</meta:editing-duration>
    <meta:editing-cycles>31</meta:editing-cycles>
    <meta:generator>OpenOffice.org/3.1$Win32 OpenOffice.org_project/310m11$Build-9399</meta:generator>
    <dc:date>2009-11-28T17:38:15.97</dc:date>
    <dc:creator>Alf Kristian Støyle</dc:creator>
    <meta:document-statistic meta:object-count="53"/>
    <meta:user-defined meta:name="Info 1"/>
    <meta:user-defined meta:name="Info 2"/>
    <meta:user-defined meta:name="Info 3"/>
    <meta:user-defined meta:name="Info 4"/>
  </office:meta>
</office:document-meta>
</file>